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m cell therapy</text:p>
      <text:p text:style-name="Standard">1.thyroid</text:p>
      <text:p text:style-name="Standard">2.t1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11$Win32 OpenOffice.org_project/4111m1$Build-9808</meta:generator>
    <dc:date>2024-06-04T19:49:29.53</dc:date>
    <meta:document-statistic meta:table-count="0" meta:image-count="0" meta:object-count="0" meta:page-count="1" meta:paragraph-count="3" meta:word-count="5" meta:character-count="31"/>
    <dc:creator>shwetas </dc:creator>
    <meta:user-defined meta:name="Info 1"/>
    <meta:user-defined meta:name="Info 2"/>
    <meta:user-defined meta:name="Info 3"/>
    <meta:user-defined meta:name="Info 4"/>
  </office:meta>
</office:document-meta>
</file>